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10.66058in" svg:height="5.08713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Grafik 2" text:anchor-type="as-char" svg:x="0in" svg:y="0in" svg:width="10.24773in" svg:height="6.18252in" style:rel-width="scale" style:rel-height="scale"><draw:image xlink:href="media/image2.png" xlink:type="simple" xlink:show="embed" xlink:actuate="onLoad"/><svg:title/><svg:desc/></draw:frame></text:p>
      <text:p text:style-name="Standard">Göj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dia Kaiser</meta:initial-creator>
    <dc:creator>Lydia Kaiser</dc:creator>
    <meta:creation-date>2019-06-25T14:20:00Z</meta:creation-date>
    <dc:date>2019-06-26T12:21:00Z</dc:date>
    <meta:template xlink:href="Normal" xlink:type="simple"/>
    <meta:editing-cycles>4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